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style:vertical-align="top" fo:padding="0.097cm" fo:border-left="0.002cm solid #000000" fo:border-right="none" fo:border-top="0.002cm solid #000000" fo:border-bottom="none"/>
    </style:style>
    <style:style style:name="Tableau1.B1" style:family="table-cell">
      <style:table-cell-properties style:vertical-align="top" fo:padding="0.097cm" fo:border-left="0.002cm solid #000000" fo:border-right="0.002cm solid #000000" fo:border-top="0.002cm solid #000000" fo:border-bottom="none"/>
    </style:style>
    <style:style style:name="Tableau1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au1.B2" style:family="table-cell" style:data-style-name="N106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P1" style:family="paragraph" style:parent-style-name="testPragraph"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 style:list-style-name="testList"/>
    <style:style style:name="P5" style:family="paragraph" style:parent-style-name="Standard" style:list-style-name="L3"/>
    <style:style style:name="T1" style:family="text">
      <style:text-properties fo:font-size="14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4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number-style style:name="N0">
      <number:number number:min-integer-digits="1"/>
    </number:number-style>
    <number:date-style style:name="N106">
      <number:day number:style="long"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stPragraph">paragraph common style : testParagraph</text:p>
      <text:p text:style-name="P1">paragraph auto style : +14</text:p>
      <text:p text:style-name="Standard"/>
      <text:p text:style-name="Standard"><text:span text:style-name="testChar">character common style (testChar)</text:span></text:p>
      <text:p text:style-name="Standard"><text:span text:style-name="testChar"><text:span text:style-name="T1">character auto style (+14)</text:span></text:span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3">Float</text:p>
          </table:table-cell>
          <table:table-cell table:style-name="Tableau1.B1" office:value-type="string">
            <text:p text:style-name="P3">Date formatted : JJ MMMM AAAA HH:MM:SS</text:p>
          </table:table-cell>
        </table:table-row>
        <table:table-row>
          <table:table-cell table:style-name="Tableau1.A2" office:value-type="float" office:value="3.54">
            <text:p text:style-name="P2">3,54</text:p>
          </table:table-cell>
          <table:table-cell table:style-name="Tableau1.B2" office:value-type="date" office:date-value="2008-12-26T23:54:56">
            <text:p text:style-name="P2">26 décembre 2008 23:54:56</text:p>
          </table:table-cell>
        </table:table-row>
      </table:table>
      <text:p text:style-name="Standard"/>
      <text:list text:style-name="testList">
        <text:list-item>
          <text:p text:style-name="P4">First item</text:p>
        </text:list-item>
        <text:list-item>
          <text:p text:style-name="P4">Second item common style : testList</text:p>
        </text:list-item>
      </text:list>
      <text:p text:style-name="Standard"/>
      <text:list text:style-name="L3">
        <text:list-item>
          <text:p text:style-name="P5">First item</text:p>
        </text:list-item>
        <text:list-item>
          <text:p text:style-name="P5">Second item auto style (bullets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stPragraph" style:family="paragraph" style:parent-style-name="Standard">
      <style:text-properties fo:color="#00008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stChar" style:family="text">
      <style:text-properties fo:font-variant="small-cap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testList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
  </meta:generator>
    <meta:initial-creator>Sylvain Cuaz</meta:initial-creator>
    <meta:creation-date>2008-06-25T17:54:21</meta:creation-date>
    <dc:creator>Sylvain Cuaz</dc:creator>
    <dc:date>2008-06-25T18:10:09</dc:date>
    <meta:editing-cycles>4</meta:editing-cycles>
    <meta:editing-duration>PT15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2" meta:word-count="44" meta:character-count="282"/>
  </office:meta>
</office:document-meta>
</file>